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4.1cm">
          <draw:text-box>
            <text:p><text:span text:style-name="T1">i</text:span></text:p>
          </draw:text-box>
        </draw:frame>
        <draw:frame draw:style-name="gr3" draw:text-style-name="P2" draw:layer="layout" svg:width="14.957cm" svg:height="8.413cm" svg:x="0.2cm" svg:y="0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6:50:54.607890141</dc:date>
    <meta:editing-duration>PT3M27S</meta:editing-duration>
    <meta:editing-cycles>21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58cm" svg:height="8.414cm" xlink:href="." xlink:type="simple" chart:class="chart:scatter" chart:style-name="ch1">
        <chart:plot-area chart:style-name="ch2" chart:data-source-has-labels="both" svg:x="0.299cm" svg:y="0.168cm" svg:width="14.36cm" svg:height="8.078cm">
          <chart:coordinate-region svg:x="0.841cm" svg:y="0.367cm" svg:width="13.724cm" svg:height="7.6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6.12323399573677E-016">
                <text:p>-6.12323399573677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7252759403147E-016">
                <text:p>8.57252759403147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